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8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 style:font-size-asian="18pt" style:font-size-complex="18pt"/>
    </style:style>
    <style:style style:name="P9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d4d4d4" fo:background-color="#1e1e1e"/>
    </style:style>
    <style:style style:name="P11" style:family="paragraph" style:parent-style-name="Standard">
      <style:paragraph-properties style:line-height-at-least="0.503cm"/>
      <style:text-properties fo:color="#d4d4d4" style:font-name="Times New Roman" fo:font-size="13pt" fo:font-weight="normal" fo:background-color="#1e1e1e" style:font-size-asian="13pt" style:font-size-complex="13pt"/>
    </style:style>
    <style:style style:name="P12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fo:background-color="transparent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ce9178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dcdcaa"/>
    </style:style>
    <style:style style:name="T9" style:family="text">
      <style:text-properties fo:color="#dcdcaa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c586c0"/>
    </style:style>
    <style:style style:name="T12" style:family="text">
      <style:text-properties fo:color="#c586c0" style:font-name="Consolas" fo:font-size="10.5pt" fo:font-weight="normal"/>
    </style:style>
    <style:style style:name="T13" style:family="text">
      <style:text-properties fo:color="#b5cea8"/>
    </style:style>
    <style:style style:name="T14" style:family="text">
      <style:text-properties fo:color="#b5cea8" style:font-name="Consolas" fo:font-size="10.5pt" fo:font-weight="normal"/>
    </style:style>
    <style:style style:name="T15" style:family="text">
      <style:text-properties fo:color="#808080"/>
    </style:style>
    <style:style style:name="T16" style:family="text">
      <style:text-properties fo:color="#808080" style:font-name="Consolas" fo:font-size="10.5pt" fo:font-weight="normal"/>
    </style:style>
    <style:style style:name="T17" style:family="text">
      <style:text-properties fo:color="#4ec9b0"/>
    </style:style>
    <style:style style:name="T18" style:family="text">
      <style:text-properties fo:color="#4ec9b0" style:font-name="Consolas" fo:font-size="10.5pt" fo:font-weight="normal"/>
    </style:style>
    <style:style style:name="T19" style:family="text">
      <style:text-properties fo:color="#000000" fo:font-size="18pt" fo:background-color="transparent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noit MATHIEZ </text:p>
      <text:p text:style-name="Standard"/>
      <text:p text:style-name="Standard"/>
      <text:p text:style-name="Standard"/>
      <text:p text:style-name="Standard"/>
      <text:p text:style-name="P1">Compte Rendu du projet Expo Picasso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I/ Création du visuel du site – Bootstrap<text:tab/>1</text:p>
          <text:p text:style-name="P3">II/ Carte Openstreetmap et vidéo Youtube<text:tab/>3</text:p>
          <text:p text:style-name="P3">III/ Carroussel aléatoire : Bootstrap, JS<text:tab/>3</text:p>
          <text:p text:style-name="P3">IV/ Les tarifs gérés en base de donnée : PHP<text:tab/>4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Heading_20_1" text:outline-level="1">I/ Création du visuel du site – Bootstrap</text:h>
      <text:p text:style-name="Text_20_body"/>
      <text:p text:style-name="P2">Le visuel du site est entièrement fait en HTML, CSS et JavaScript, en utilisant le framework open-source Bootstrap. Il a permis de faciliter la création du menu de navigation et du carroussel, de la mise en place des éléments, ainsi que du "responsive" du site. </text:p>
      <text:p text:style-name="P2"/>
      <text:p text:style-name="P2">Pour le menu de navigation et du Carroussel, Bootstrap nous propose des modèles déjà prêts qu'il nous reste à personnaliser et compléter. </text:p>
      <text:p text:style-name="P2"/>
      <text:p text:style-name="P2">La barre de navigation native ressemplait à ça : </text:p>
      <text:p text:style-name="P2"/>
      <text:p text:style-name="P8"><text:span text:style-name="T15">&lt;</text:span><text:span text:style-name="T1">ul</text:span> <text:span text:style-name="T4">class</text:span>=<text:span text:style-name="T6">"nav"</text:span><text:span text:style-name="T15">&gt;</text:span></text:p>
      <text:p text:style-name="P10">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 active"</text:span><text:span text:style-name="T10"> </text:span><text:span text:style-name="T5">aria-current</text:span><text:span text:style-name="T10">=</text:span><text:span text:style-name="T7">"page"</text:span><text:span text:style-name="T10"> </text:span><text:span text:style-name="T5">href</text:span><text:span text:style-name="T10">=</text:span><text:span text:style-name="T7">"#"</text:span><text:span text:style-name="T16">&gt;</text:span><text:span text:style-name="T10">Active</text:span><text:span text:style-name="T16">&lt;/</text:span><text:span text:style-name="T2">a</text:span><text:span text:style-name="T16">&gt;</text:span></text:p>
      <text:p text:style-name="P10">    <text:span text:style-name="T16">&lt;/</text:span><text:span text:style-name="T2">li</text:span><text:span text:style-name="T16">&gt;</text:span></text:p>
      <text:p text:style-name="P10">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"</text:span><text:span text:style-name="T10"> </text:span><text:span text:style-name="T5">href</text:span><text:span text:style-name="T10">=</text:span><text:span text:style-name="T7">"#"</text:span><text:span text:style-name="T16">&gt;</text:span><text:span text:style-name="T10">Link</text:span><text:span text:style-name="T16">&lt;/</text:span><text:span text:style-name="T2">a</text:span><text:span text:style-name="T16">&gt;</text:span></text:p>
      <text:p text:style-name="P10">    <text:span text:style-name="T16">&lt;/</text:span><text:span text:style-name="T2">li</text:span><text:span text:style-name="T16">&gt;</text:span></text:p>
      <text:p text:style-name="P10">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<text:soft-page-break/>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"</text:span><text:span text:style-name="T10"> </text:span><text:span text:style-name="T5">href</text:span><text:span text:style-name="T10">=</text:span><text:span text:style-name="T7">"#"</text:span><text:span text:style-name="T16">&gt;</text:span><text:span text:style-name="T10">Link</text:span><text:span text:style-name="T16">&lt;/</text:span><text:span text:style-name="T2">a</text:span><text:span text:style-name="T16">&gt;</text:span></text:p>
      <text:p text:style-name="P10">    <text:span text:style-name="T16">&lt;/</text:span><text:span text:style-name="T2">li</text:span><text:span text:style-name="T16">&gt;</text:span></text:p>
      <text:p text:style-name="P10">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 disabled"</text:span><text:span text:style-name="T16">&gt;</text:span><text:span text:style-name="T10">Disabled</text:span><text:span text:style-name="T16">&lt;/</text:span><text:span text:style-name="T2">a</text:span><text:span text:style-name="T16">&gt;</text:span></text:p>
      <text:p text:style-name="P10">    <text:span text:style-name="T16">&lt;/</text:span><text:span text:style-name="T2">li</text:span><text:span text:style-name="T16">&gt;</text:span></text:p>
      <text:p text:style-name="P10">  <text:span text:style-name="T16">&lt;/</text:span><text:span text:style-name="T2">ul</text:span><text:span text:style-name="T16">&gt;</text:span></text:p>
      <text:p text:style-name="P2"/>
      <text:p text:style-name="P2"/>
      <text:p text:style-name="P2">Pour ensuite ressembler à ça : </text:p>
      <text:p text:style-name="P2"/>
      <text:p text:style-name="P2"/>
      <text:p text:style-name="P6"><text:span text:style-name="T15">&lt;</text:span><text:span text:style-name="T1">nav</text:span> <text:span text:style-name="T4">class</text:span>=<text:span text:style-name="T6">"sticky-top navbar navbar-expand-lg navbar-light bg-light border-bottom border-1 border-dark"</text:span><text:span text:style-name="T15">&gt;</text:span></text:p>
      <text:p text:style-name="P10">        <text:span text:style-name="T16">&lt;</text:span><text:span text:style-name="T2">div</text:span><text:span text:style-name="T10"> </text:span><text:span text:style-name="T5">class</text:span><text:span text:style-name="T10">=</text:span><text:span text:style-name="T7">"container-fluid "</text:span><text:span text:style-name="T16">&gt;</text:span></text:p>
      <text:p text:style-name="P10">      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bar-brand "</text:span><text:span text:style-name="T10"> </text:span><text:span text:style-name="T5">href</text:span><text:span text:style-name="T10">=</text:span><text:span text:style-name="T7">"#"</text:span><text:span text:style-name="T16">&gt;</text:span><text:span text:style-name="T10">Pablo Expo</text:span><text:span text:style-name="T16">&lt;/</text:span><text:span text:style-name="T2">a</text:span><text:span text:style-name="T16">&gt;</text:span></text:p>
      <text:p text:style-name="P10">            <text:span text:style-name="T16">&lt;</text:span><text:span text:style-name="T2">button</text:span><text:span text:style-name="T10"> </text:span><text:span text:style-name="T5">class</text:span><text:span text:style-name="T10">=</text:span><text:span text:style-name="T7">"navbar-toggler"</text:span><text:span text:style-name="T10"> </text:span><text:span text:style-name="T5">type</text:span><text:span text:style-name="T10">=</text:span><text:span text:style-name="T7">"button"</text:span><text:span text:style-name="T10"> </text:span><text:span text:style-name="T5">data-bs-toggle</text:span><text:span text:style-name="T10">=</text:span><text:span text:style-name="T7">"collapse"</text:span><text:span text:style-name="T10"> </text:span><text:span text:style-name="T5">data-bs-target</text:span><text:span text:style-name="T10">=</text:span><text:span text:style-name="T7">"#navbarNav"</text:span></text:p>
      <text:p text:style-name="P10">                <text:span text:style-name="T5">aria-controls</text:span><text:span text:style-name="T10">=</text:span><text:span text:style-name="T7">"navbarNav"</text:span><text:span text:style-name="T10"> </text:span><text:span text:style-name="T5">aria-expanded</text:span><text:span text:style-name="T10">=</text:span><text:span text:style-name="T7">"false"</text:span><text:span text:style-name="T10"> </text:span><text:span text:style-name="T5">aria-label</text:span><text:span text:style-name="T10">=</text:span><text:span text:style-name="T7">"Toggle navigation"</text:span><text:span text:style-name="T16">&gt;</text:span></text:p>
      <text:p text:style-name="P10">                <text:span text:style-name="T16">&lt;</text:span><text:span text:style-name="T2">span</text:span><text:span text:style-name="T10"> </text:span><text:span text:style-name="T5">class</text:span><text:span text:style-name="T10">=</text:span><text:span text:style-name="T7">"navbar-toggler-icon"</text:span><text:span text:style-name="T16">&gt;&lt;/</text:span><text:span text:style-name="T2">span</text:span><text:span text:style-name="T16">&gt;</text:span></text:p>
      <text:p text:style-name="P10">            <text:span text:style-name="T16">&lt;/</text:span><text:span text:style-name="T2">button</text:span><text:span text:style-name="T16">&gt;</text:span></text:p>
      <text:p text:style-name="P10">            <text:span text:style-name="T16">&lt;</text:span><text:span text:style-name="T2">div</text:span><text:span text:style-name="T10"> </text:span><text:span text:style-name="T5">class</text:span><text:span text:style-name="T10">=</text:span><text:span text:style-name="T7">"collapse navbar-collapse"</text:span><text:span text:style-name="T10"> </text:span><text:span text:style-name="T5">id</text:span><text:span text:style-name="T10">=</text:span><text:span text:style-name="T7">"navbarNav"</text:span><text:span text:style-name="T16">&gt;</text:span></text:p>
      <text:p text:style-name="P10">                <text:span text:style-name="T16">&lt;</text:span><text:span text:style-name="T2">ul</text:span><text:span text:style-name="T10"> </text:span><text:span text:style-name="T5">class</text:span><text:span text:style-name="T10">=</text:span><text:span text:style-name="T7">"navbar-nav"</text:span><text:span text:style-name="T16">&gt;</text:span></text:p>
      <text:p text:style-name="P10">                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            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 active"</text:span><text:span text:style-name="T10"> </text:span><text:span text:style-name="T5">aria-current</text:span><text:span text:style-name="T10">=</text:span><text:span text:style-name="T7">"page"</text:span><text:span text:style-name="T10"> </text:span><text:span text:style-name="T5">href</text:span><text:span text:style-name="T10">=</text:span><text:span text:style-name="T7">"site .html"</text:span><text:span text:style-name="T16">&gt;</text:span><text:span text:style-name="T10">Accueil</text:span><text:span text:style-name="T16">&lt;/</text:span><text:span text:style-name="T2">a</text:span><text:span text:style-name="T16">&gt;</text:span></text:p>
      <text:p text:style-name="P10">                    <text:span text:style-name="T16">&lt;/</text:span><text:span text:style-name="T2">li</text:span><text:span text:style-name="T16">&gt;</text:span></text:p>
      <text:p text:style-name="P10">                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            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"</text:span><text:span text:style-name="T10"> </text:span><text:span text:style-name="T5">href</text:span><text:span text:style-name="T10">=</text:span><text:span text:style-name="T7">"les oeuvres.html"</text:span><text:span text:style-name="T16">&gt;</text:span><text:span text:style-name="T10">Les oeuvres</text:span><text:span text:style-name="T16">&lt;/</text:span><text:span text:style-name="T2">a</text:span><text:span text:style-name="T16">&gt;</text:span></text:p>
      <text:p text:style-name="P10">                    <text:span text:style-name="T16">&lt;/</text:span><text:span text:style-name="T2">li</text:span><text:span text:style-name="T16">&gt;</text:span></text:p>
      <text:p text:style-name="P10">                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            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"</text:span><text:span text:style-name="T10"> </text:span><text:span text:style-name="T5">href</text:span><text:span text:style-name="T10">=</text:span><text:span text:style-name="T7">"a propos video.html"</text:span><text:span text:style-name="T16">&gt;</text:span><text:span text:style-name="T10">A propos de Picaso</text:span><text:span text:style-name="T16">&lt;/</text:span><text:span text:style-name="T2">a</text:span><text:span text:style-name="T16">&gt;</text:span></text:p>
      <text:p text:style-name="P10">                    <text:span text:style-name="T16">&lt;/</text:span><text:span text:style-name="T2">li</text:span><text:span text:style-name="T16">&gt;</text:span></text:p>
      <text:p text:style-name="P10">                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            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"</text:span><text:span text:style-name="T10"> </text:span><text:span text:style-name="T5">href</text:span><text:span text:style-name="T10">=</text:span><text:span text:style-name="T7">"Google map.html"</text:span><text:span text:style-name="T16">&gt;</text:span><text:span text:style-name="T10">Informations pratiques</text:span><text:span text:style-name="T16">&lt;/</text:span><text:span text:style-name="T2">a</text:span><text:span text:style-name="T16">&gt;</text:span></text:p>
      <text:p text:style-name="P10">                    <text:span text:style-name="T16">&lt;/</text:span><text:span text:style-name="T2">li</text:span><text:span text:style-name="T16">&gt;</text:span></text:p>
      <text:p text:style-name="P10">                    <text:span text:style-name="T16">&lt;</text:span><text:span text:style-name="T2">li</text:span><text:span text:style-name="T10"> </text:span><text:span text:style-name="T5">class</text:span><text:span text:style-name="T10">=</text:span><text:span text:style-name="T7">"nav-item"</text:span><text:span text:style-name="T16">&gt;</text:span></text:p>
      <text:p text:style-name="P10">                        <text:span text:style-name="T16">&lt;</text:span><text:span text:style-name="T2">a</text:span><text:span text:style-name="T10"> </text:span><text:span text:style-name="T5">class</text:span><text:span text:style-name="T10">=</text:span><text:span text:style-name="T7">"nav-link"</text:span><text:span text:style-name="T10"> </text:span><text:span text:style-name="T5">href</text:span><text:span text:style-name="T10">=</text:span><text:span text:style-name="T7">"Tarifs.html"</text:span><text:span text:style-name="T16">&gt;</text:span><text:span text:style-name="T10">Tarifs</text:span><text:span text:style-name="T16">&lt;/</text:span><text:span text:style-name="T2">a</text:span><text:span text:style-name="T16">&gt;</text:span></text:p>
      <text:p text:style-name="P10">                    <text:span text:style-name="T16">&lt;/</text:span><text:span text:style-name="T2">li</text:span><text:span text:style-name="T16">&gt;</text:span></text:p>
      <text:p text:style-name="P10">                <text:span text:style-name="T16">&lt;/</text:span><text:span text:style-name="T2">ul</text:span><text:span text:style-name="T16">&gt;</text:span></text:p>
      <text:p text:style-name="P10">            <text:span text:style-name="T16">&lt;/</text:span><text:span text:style-name="T2">div</text:span><text:span text:style-name="T16">&gt;</text:span></text:p>
      <text:p text:style-name="P10">        <text:span text:style-name="T16">&lt;/</text:span><text:span text:style-name="T2">div</text:span><text:span text:style-name="T16">&gt;</text:span></text:p>
      <text:p text:style-name="P10">    <text:span text:style-name="T16">&lt;/</text:span><text:span text:style-name="T2">nav</text:span><text:span text:style-name="T16">&gt;</text:span></text:p>
      <text:p text:style-name="Text_20_body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Heading_20_1" text:outline-level="1">II/ Carte Openstreetmap et vidéo Youtube</text:h>
      <text:p text:style-name="P2"/>
      <text:p text:style-name="P2">La carte Openstreetmap a été très simple à intégrer au projet. En effet, Openstreetmap créer automatiquement un bloc de code à insérer dans sa page HTML. </text:p>
      <text:p text:style-name="P2"/>
      <text:p text:style-name="P2">C'est la même chose pour la vidéo Youtube. Il suffit de copier le lien de la vidéo Youtube et de la coller dans un emplacement de notre page HTML. </text:p>
      <text:p text:style-name="P2"/>
      <text:p text:style-name="P2">La balise &lt;iframe&gt; est essentielle dans le fonctionnement des deux éléments précédents. C'est elle qui permet d'afficher du contenu d'autres pages, dans notre cas des éléments Youtube et Openstreetmap. </text:p>
      <text:h text:style-name="Heading_20_1" text:outline-level="1">III/ Carroussel aléatoire : Bootstrap, JS</text:h>
      <text:p text:style-name="P2"/>
      <text:p text:style-name="P2">Pour faire en sorte que mes tableaux s'affichent de manière aléatoire, j'ai créé une liste avec tous mes tableaux. </text:p>
      <text:p text:style-name="P2"/>
      <text:p text:style-name="P8"><text:span text:style-name="T1">let</text:span> <text:span text:style-name="T4">liste</text:span> = [<text:span text:style-name="T6">"images-tableaux/Femme-asise.jpeg"</text:span>, <text:span text:style-name="T6">"images-tableaux/Jeune-fille-devant-un-miroir.jpg"</text:span>, <text:span text:style-name="T6">"images-tableaux/La-femme-fleur.jpeg"</text:span>, <text:span text:style-name="T6">"images-tableaux/La-femme-qui-pleure.jpeg"</text:span>, <text:span text:style-name="T6">"images-tableaux/Le-Baiser.jpg"</text:span>, <text:span text:style-name="T6">"images-tableaux/Le-reve.jpg"</text:span>, <text:span text:style-name="T6">"images-tableaux/Le-vieux-guitariste-aveugle.jpg"</text:span>, <text:span text:style-name="T6">"images-tableaux/Les-Demoiselles-d-Avignon.jpg"</text:span>, <text:span text:style-name="T6">"images-tableaux/Nude-in-red-armchair.jpg"</text:span> ]</text:p>
      <text:p text:style-name="P2"/>
      <text:p text:style-name="P2"/>
      <text:p text:style-name="P2">Ensuite, j'utilise une fonction JS pour mélanger cette liste. </text:p>
      <text:p text:style-name="P2"/>
      <text:p text:style-name="P8"><text:span text:style-name="T1">function</text:span> <text:span text:style-name="T8">shuffle</text:span>(<text:span text:style-name="T4">liste</text:span>) {</text:p>
      <text:p text:style-name="P10">    <text:span text:style-name="T12">for</text:span><text:span text:style-name="T10"> (</text:span><text:span text:style-name="T2">let</text:span><text:span text:style-name="T10"> </text:span><text:span text:style-name="T5">i</text:span><text:span text:style-name="T10"> = </text:span><text:span text:style-name="T5">liste</text:span><text:span text:style-name="T10">.</text:span><text:span text:style-name="T5">length</text:span><text:span text:style-name="T10"> - </text:span><text:span text:style-name="T14">1</text:span><text:span text:style-name="T10">; </text:span><text:span text:style-name="T5">i</text:span><text:span text:style-name="T10"> &gt; </text:span><text:span text:style-name="T14">0</text:span><text:span text:style-name="T10">; </text:span><text:span text:style-name="T5">i</text:span><text:span text:style-name="T10">--) {</text:span></text:p>
      <text:p text:style-name="P10">      <text:span text:style-name="T2">let</text:span><text:span text:style-name="T10"> </text:span><text:span text:style-name="T5">j</text:span><text:span text:style-name="T10"> = </text:span><text:span text:style-name="T5">Math</text:span><text:span text:style-name="T10">.</text:span><text:span text:style-name="T9">floor</text:span><text:span text:style-name="T10">(</text:span><text:span text:style-name="T5">Math</text:span><text:span text:style-name="T10">.</text:span><text:span text:style-name="T9">random</text:span><text:span text:style-name="T10">() * (</text:span><text:span text:style-name="T5">i</text:span><text:span text:style-name="T10"> + </text:span><text:span text:style-name="T14">1</text:span><text:span text:style-name="T10">));</text:span></text:p>
      <text:p text:style-name="P12"/>
      <text:p text:style-name="P10">      <text:span text:style-name="T10">[</text:span><text:span text:style-name="T5">liste</text:span><text:span text:style-name="T10">[</text:span><text:span text:style-name="T5">i</text:span><text:span text:style-name="T10">], </text:span><text:span text:style-name="T5">liste</text:span><text:span text:style-name="T10">[</text:span><text:span text:style-name="T5">j</text:span><text:span text:style-name="T10">]] = [</text:span><text:span text:style-name="T5">liste</text:span><text:span text:style-name="T10">[</text:span><text:span text:style-name="T5">j</text:span><text:span text:style-name="T10">], </text:span><text:span text:style-name="T5">liste</text:span><text:span text:style-name="T10">[</text:span><text:span text:style-name="T5">i</text:span><text:span text:style-name="T10">]];</text:span></text:p>
      <text:p text:style-name="P10">    <text:span text:style-name="T10">}</text:span></text:p>
      <text:p text:style-name="P7"><text:soft-page-break/>}</text:p>
      <text:p text:style-name="P12"/>
      <text:p text:style-name="P7"><text:span text:style-name="T8">shuffle</text:span>(<text:span text:style-name="T4">liste</text:span>);</text:p>
      <text:p text:style-name="P2"/>
      <text:p text:style-name="P2"/>
      <text:p text:style-name="P2">Puis, j'affiche chaque élément de la liste dans les "emplacements" des images de ma page HTML.</text:p>
      <text:p text:style-name="P8"><text:span text:style-name="T11">for</text:span> (<text:span text:style-name="T1">let</text:span> <text:span text:style-name="T4">k</text:span> = <text:span text:style-name="T4">liste</text:span>.<text:span text:style-name="T4">length</text:span> -<text:span text:style-name="T13">1</text:span>; <text:span text:style-name="T4">k</text:span>&gt;=<text:span text:style-name="T13">0</text:span>; <text:span text:style-name="T4">k</text:span>--){</text:p>
      <text:p text:style-name="P7"><text:span text:style-name="T4">kk</text:span> = <text:span text:style-name="T6">"t"</text:span>+<text:span text:style-name="T4">k</text:span>;</text:p>
      <text:p text:style-name="P7"><text:span text:style-name="T4">document</text:span>.<text:span text:style-name="T8">getElementById</text:span>(<text:span text:style-name="T4">kk</text:span>).<text:span text:style-name="T4">src</text:span> = <text:span text:style-name="T4">liste</text:span>[<text:span text:style-name="T4">k</text:span>]</text:p>
      <text:p text:style-name="P12"/>
      <text:p text:style-name="P7">}</text:p>
      <text:p text:style-name="P2"/>
      <text:p text:style-name="P2"/>
      <text:p text:style-name="P8"><text:span text:style-name="T15">&lt;</text:span><text:span text:style-name="T1">img</text:span> <text:span text:style-name="T4">src</text:span>=<text:span text:style-name="T6">"images-tableaux\Femme-asise.jpeg"</text:span> <text:span text:style-name="T4">class</text:span>=<text:span text:style-name="T6">"img-fluid"</text:span> <text:span text:style-name="T4">alt</text:span>=<text:span text:style-name="T6">"..."</text:span> <text:span text:style-name="T4">id</text:span>=<text:span text:style-name="T6">"t1"</text:span><text:span text:style-name="T15">&gt;</text:span></text:p>
      <text:p text:style-name="P2"/>
      <text:h text:style-name="Heading_20_1" text:outline-level="1"/>
      <text:p text:style-name="Text_20_body"/>
      <text:p text:style-name="Text_20_body"/>
      <text:h text:style-name="Heading_20_1" text:outline-level="1">IV/ Les tarifs gérés en base de donnée : PHP</text:h>
      <text:p text:style-name="P2"><text:s/></text:p>
      <text:p text:style-name="P2">Pour gérer les tarifs avec une base de données, j'ai utilisé une page PHP et une base de donnéee sur PHPMyAdmin.</text:p>
      <text:p text:style-name="P2"/>
      <text:p text:style-name="P2">Après avoir créé une base de donnée et une table PHPMyAdmin sur mon serveur WAMP, j'ai lié ma page PHP à ma base de donnée.</text:p>
      <text:p text:style-name="P2"/>
      <text:p text:style-name="P8"><text:span text:style-name="T1">&lt;?php</text:span> </text:p>
      <text:p text:style-name="P12"/>
      <text:p text:style-name="P7"><text:span text:style-name="T4">$host</text:span> = <text:span text:style-name="T6">"localhost"</text:span>;</text:p>
      <text:p text:style-name="P7"><text:span text:style-name="T4">$user</text:span> = <text:span text:style-name="T6">"root"</text:span>;</text:p>
      <text:p text:style-name="P7"><text:span text:style-name="T4">$pass</text:span> = <text:span text:style-name="T6">""</text:span>;</text:p>
      <text:p text:style-name="P7"><text:span text:style-name="T4">$dbname</text:span> = <text:span text:style-name="T6">"picasso"</text:span>;</text:p>
      <text:p text:style-name="P12"/>
      <text:p text:style-name="P7"><text:span text:style-name="T4">$conn</text:span> = <text:span text:style-name="T1">new</text:span> <text:span text:style-name="T17">mysqli</text:span>(<text:span text:style-name="T4">$host</text:span>, <text:span text:style-name="T4">$user</text:span>, <text:span text:style-name="T4">$pass</text:span>);</text:p>
      <text:p text:style-name="P10">            </text:p>
      <text:p text:style-name="P7"><text:span text:style-name="T11">try</text:span> { <text:span text:style-name="T4">$dsn</text:span> = <text:span text:style-name="T6">"mysql:host="</text:span> . <text:span text:style-name="T4">$host</text:span> . <text:span text:style-name="T6">";dbname="</text:span> . <text:span text:style-name="T4">$dbname</text:span>; <text:span text:style-name="T4">$pdo</text:span> = <text:span text:style-name="T1">new</text:span> <text:span text:style-name="T17">PDO</text:span>(<text:span text:style-name="T4">$dsn</text:span>, <text:span text:style-name="T4">$user</text:span>, <text:span text:style-name="T4">$pass</text:span>);</text:p>
      <text:p text:style-name="P10">   <text:span text:style-name="T5">$pdo</text:span><text:span text:style-name="T10">-&gt;</text:span><text:span text:style-name="T9">setAttribute</text:span><text:span text:style-name="T10">(</text:span><text:span text:style-name="T18">PDO</text:span><text:span text:style-name="T10">::ATTR_DEFAULT_FETCH_MODE, </text:span><text:span text:style-name="T18">PDO</text:span><text:span text:style-name="T10">::FETCH_ASSOC);</text:span></text:p>
      <text:p text:style-name="P10"><text:soft-page-break/> <text:span text:style-name="T10">} </text:span><text:span text:style-name="T12">catch</text:span><text:span text:style-name="T10">(</text:span><text:span text:style-name="T18">PDOException</text:span><text:span text:style-name="T10"> </text:span><text:span text:style-name="T5">$e</text:span><text:span text:style-name="T10">) {</text:span></text:p>
      <text:p text:style-name="P10">      <text:span text:style-name="T9">echo</text:span><text:span text:style-name="T10"> </text:span><text:span text:style-name="T7">"DB Connection Failed: "</text:span><text:span text:style-name="T10"> . </text:span><text:span text:style-name="T5">$e</text:span><text:span text:style-name="T10">-&gt;</text:span><text:span text:style-name="T9">getMessage</text:span><text:span text:style-name="T10">();</text:span></text:p>
      <text:p text:style-name="P10">     <text:span text:style-name="T10">}</text:span></text:p>
      <text:p text:style-name="P10"> <text:span text:style-name="T5">$stmt</text:span><text:span text:style-name="T10"> = </text:span><text:span text:style-name="T5">$pdo</text:span><text:span text:style-name="T10">-&gt;</text:span><text:span text:style-name="T9">query</text:span><text:span text:style-name="T10">(</text:span><text:span text:style-name="T7">'</text:span><text:span text:style-name="T2">SELECT</text:span><text:span text:style-name="T7"> </text:span><text:span text:style-name="T10">*</text:span><text:span text:style-name="T7"> </text:span><text:span text:style-name="T2">FROM</text:span><text:span text:style-name="T7"> tarif'</text:span><text:span text:style-name="T10">);</text:span></text:p>
      <text:p text:style-name="P12"/>
      <text:p text:style-name="P7"><text:span text:style-name="T1">?&gt;</text:span></text:p>
      <text:p text:style-name="P11"><text:span text:style-name="T19">J'ai ensuite fait en sorte que chaque élément de ma base de donnée s'insère dans un tableau :</text:span><text:span text:style-name="T3"> </text:span></text:p>
      <text:p text:style-name="P9"><text:span text:style-name="T1"/></text:p>
      <text:p text:style-name="P7">  <text:span text:style-name="T15">&lt;</text:span><text:span text:style-name="T1">table</text:span> <text:span text:style-name="T4">class</text:span>=<text:span text:style-name="T6">"tarifTab"</text:span><text:span text:style-name="T15">&gt;</text:span></text:p>
      <text:p text:style-name="P10">            <text:span text:style-name="T16">&lt;</text:span><text:span text:style-name="T2">thead</text:span><text:span text:style-name="T16">&gt;</text:span></text:p>
      <text:p text:style-name="P10">              <text:span text:style-name="T16">&lt;</text:span><text:span text:style-name="T2">tr</text:span><text:span text:style-name="T16">&gt;</text:span></text:p>
      <text:p text:style-name="P10">                <text:span text:style-name="T16">&lt;</text:span><text:span text:style-name="T2">th</text:span><text:span text:style-name="T10"> </text:span><text:span text:style-name="T5">scope</text:span><text:span text:style-name="T10">=</text:span><text:span text:style-name="T7">"col"</text:span><text:span text:style-name="T16">&gt;</text:span><text:span text:style-name="T10">Catégorie</text:span><text:span text:style-name="T16">&lt;/</text:span><text:span text:style-name="T2">th</text:span><text:span text:style-name="T16">&gt;</text:span></text:p>
      <text:p text:style-name="P10">                <text:span text:style-name="T16">&lt;</text:span><text:span text:style-name="T2">th</text:span><text:span text:style-name="T10"> </text:span><text:span text:style-name="T5">scope</text:span><text:span text:style-name="T10">=</text:span><text:span text:style-name="T7">"col"</text:span><text:span text:style-name="T16">&gt;</text:span><text:span text:style-name="T10">Prix</text:span><text:span text:style-name="T16">&lt;/</text:span><text:span text:style-name="T2">th</text:span><text:span text:style-name="T16">&gt;</text:span></text:p>
      <text:p text:style-name="P10">              <text:span text:style-name="T16">&lt;/</text:span><text:span text:style-name="T2">tr</text:span><text:span text:style-name="T16">&gt;</text:span></text:p>
      <text:p text:style-name="P10">            <text:span text:style-name="T16">&lt;/</text:span><text:span text:style-name="T2">thead</text:span><text:span text:style-name="T16">&gt;</text:span></text:p>
      <text:p text:style-name="P10">            <text:span text:style-name="T16">&lt;</text:span><text:span text:style-name="T2">tbody</text:span><text:span text:style-name="T16">&gt;</text:span></text:p>
      <text:p text:style-name="P10"><text:span text:style-name="T16"/></text:p>
      <text:p text:style-name="P10">              <text:span text:style-name="T2">&lt;?php</text:span><text:span text:style-name="T10"> </text:span></text:p>
      <text:p text:style-name="P10">              <text:span text:style-name="T12">while</text:span><text:span text:style-name="T10">(</text:span><text:span text:style-name="T5">$row</text:span><text:span text:style-name="T10"> = </text:span><text:span text:style-name="T5">$stmt</text:span><text:span text:style-name="T10">-&gt;</text:span><text:span text:style-name="T9">fetch</text:span><text:span text:style-name="T10">())</text:span></text:p>
      <text:p text:style-name="P10">              <text:span text:style-name="T10">{</text:span><text:span text:style-name="T2">?&gt;</text:span><text:span text:style-name="T10"> </text:span><text:span text:style-name="T16">&lt;</text:span><text:span text:style-name="T2">tr</text:span><text:span text:style-name="T16">&gt;</text:span></text:p>
      <text:p text:style-name="P10">              <text:span text:style-name="T16">&lt;</text:span><text:span text:style-name="T2">th</text:span><text:span text:style-name="T10"> </text:span><text:span text:style-name="T5">scope</text:span><text:span text:style-name="T10">=</text:span><text:span text:style-name="T7">"row"</text:span><text:span text:style-name="T16">&gt;</text:span><text:span text:style-name="T10">&gt;</text:span></text:p>
      <text:p text:style-name="P10">                <text:span text:style-name="T2">&lt;?php</text:span><text:span text:style-name="T10"> </text:span></text:p>
      <text:p text:style-name="P10">                </text:p>
      <text:p text:style-name="P10">                <text:span text:style-name="T9">echo</text:span><text:span text:style-name="T10"> </text:span><text:span text:style-name="T5">$row</text:span><text:span text:style-name="T10">[</text:span><text:span text:style-name="T7">'Categorie'</text:span><text:span text:style-name="T10">];</text:span><text:span text:style-name="T2">?&gt;</text:span></text:p>
      <text:p text:style-name="P10">              <text:span text:style-name="T16">&lt;/</text:span><text:span text:style-name="T2">th</text:span><text:span text:style-name="T16">&gt;</text:span><text:span text:style-name="T10"> </text:span></text:p>
      <text:p text:style-name="P10">              <text:span text:style-name="T16">&lt;</text:span><text:span text:style-name="T2">td</text:span><text:span text:style-name="T16">&gt;</text:span><text:span text:style-name="T2">&lt;?php</text:span><text:span text:style-name="T10"> </text:span><text:span text:style-name="T9">echo</text:span><text:span text:style-name="T10"> </text:span><text:span text:style-name="T5">$row</text:span><text:span text:style-name="T10">[</text:span><text:span text:style-name="T7">'Prix'</text:span><text:span text:style-name="T10">];</text:span><text:span text:style-name="T2">?&gt;</text:span><text:span text:style-name="T16">&lt;/</text:span><text:span text:style-name="T2">td</text:span><text:span text:style-name="T16">&gt;</text:span></text:p>
      <text:p text:style-name="P10">               <text:span text:style-name="T2">&lt;?php</text:span><text:span text:style-name="T10"> </text:span></text:p>
      <text:p text:style-name="P10">              <text:span text:style-name="T10">} </text:span></text:p>
      <text:p text:style-name="P10">              <text:span text:style-name="T2">?&gt;</text:span><text:span text:style-name="T10"> </text:span></text:p>
      <text:p text:style-name="P10">              <text:span text:style-name="T16">&lt;/</text:span><text:span text:style-name="T2">tbody</text:span><text:span text:style-name="T16">&gt;</text:span></text:p>
      <text:p text:style-name="P10">          <text:span text:style-name="T16">&lt;/</text:span><text:span text:style-name="T2">table</text:span><text:span text:style-name="T16">&gt;</text:span></text:p>
      <text:p text:style-name="P7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738848988081895304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16M5S</meta:editing-duration>
    <meta:editing-cycles>8</meta:editing-cycles>
    <meta:generator>OpenOffice/4.1.13$Win32 OpenOffice.org_project/4113m1$Build-9810</meta:generator>
    <dc:date>2023-04-03T12:06:12.65</dc:date>
    <dc:creator>Benoît MATHIEZ</dc:creator>
    <meta:document-statistic meta:table-count="0" meta:image-count="0" meta:object-count="0" meta:page-count="5" meta:paragraph-count="116" meta:word-count="613" meta:character-count="5529"/>
    <meta:user-defined meta:name="Info 1"/>
    <meta:user-defined meta:name="Info 2"/>
    <meta:user-defined meta:name="Info 3"/>
    <meta:user-defined meta:name="Info 4"/>
  </office:meta>
</office:document-meta>
</file>